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a290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irst_20_paragraph">
      <style:text-properties officeooo:paragraph-rsid="0025642b"/>
    </style:style>
    <style:style style:name="P4" style:family="paragraph" style:parent-style-name="Text_20_body" style:list-style-name="L1">
      <style:text-properties officeooo:rsid="0028e9d5" officeooo:paragraph-rsid="0028e9d5"/>
    </style:style>
    <style:style style:name="P5" style:family="paragraph" style:parent-style-name="Text_20_body">
      <style:text-properties officeooo:rsid="0037c8e3" officeooo:paragraph-rsid="0037c8e3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officeooo:paragraph-rsid="002987d0"/>
    </style:style>
    <style:style style:name="P7" style:family="paragraph" style:parent-style-name="Text_20_body" style:list-style-name="L3">
      <style:paragraph-properties fo:margin-top="0in" fo:margin-bottom="0in" loext:contextual-spacing="false"/>
      <style:text-properties officeooo:paragraph-rsid="0025642b"/>
    </style:style>
    <style:style style:name="P8" style:family="paragraph" style:parent-style-name="Text_20_body" style:list-style-name="L3">
      <style:paragraph-properties fo:margin-top="0in" fo:margin-bottom="0in" loext:contextual-spacing="false"/>
      <style:text-properties officeooo:paragraph-rsid="0036a33c"/>
    </style:style>
    <style:style style:name="P9" style:family="paragraph" style:parent-style-name="Text_20_body" style:list-style-name="L3">
      <style:paragraph-properties fo:margin-top="0in" fo:margin-bottom="0in" loext:contextual-spacing="false"/>
      <style:text-properties officeooo:paragraph-rsid="0036c2ef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rsid="0025642b" officeooo:paragraph-rsid="0025642b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officeooo:rsid="002af61d" officeooo:paragraph-rsid="002af61d"/>
    </style:style>
    <style:style style:name="P12" style:family="paragraph" style:parent-style-name="Text_20_body" style:list-style-name="L4">
      <style:paragraph-properties fo:margin-top="0in" fo:margin-bottom="0in" loext:contextual-spacing="false"/>
    </style:style>
    <style:style style:name="P13" style:family="paragraph" style:parent-style-name="Text_20_body" style:list-style-name="L5">
      <style:paragraph-properties fo:margin-top="0in" fo:margin-bottom="0in" loext:contextual-spacing="false"/>
    </style:style>
    <style:style style:name="P14" style:family="paragraph" style:parent-style-name="Text_20_body" style:list-style-name="L6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8">
      <style:paragraph-properties fo:margin-top="0in" fo:margin-bottom="0in" loext:contextual-spacing="false"/>
    </style:style>
    <style:style style:name="P17" style:family="paragraph" style:parent-style-name="Text_20_body" style:list-style-name="L9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036c2ef" officeooo:paragraph-rsid="0036c2ef"/>
    </style:style>
    <style:style style:name="P19" style:family="paragraph" style:parent-style-name="Heading_20_1">
      <style:text-properties officeooo:rsid="002f4caf" officeooo:paragraph-rsid="002f4caf"/>
    </style:style>
    <style:style style:name="P20" style:family="paragraph" style:parent-style-name="Heading_20_2">
      <style:text-properties officeooo:rsid="0030b465" officeooo:paragraph-rsid="0030b465"/>
    </style:style>
    <style:style style:name="P21" style:family="paragraph" style:parent-style-name="Heading_20_3">
      <style:text-properties officeooo:rsid="0023e27b" officeooo:paragraph-rsid="0023e27b"/>
    </style:style>
    <style:style style:name="P22" style:family="paragraph" style:parent-style-name="Heading_20_3">
      <style:text-properties officeooo:rsid="0023e27b" officeooo:paragraph-rsid="0037c8e3"/>
    </style:style>
    <style:style style:name="P23" style:family="paragraph" style:parent-style-name="Heading_20_3">
      <style:text-properties officeooo:paragraph-rsid="0037c8e3"/>
    </style:style>
    <style:style style:name="P24" style:family="paragraph" style:parent-style-name="First_20_paragraph" style:list-style-name="L1">
      <style:text-properties officeooo:paragraph-rsid="001e3d42"/>
    </style:style>
    <style:style style:name="P25" style:family="paragraph" style:parent-style-name="First_20_paragraph" style:list-style-name="L6">
      <style:paragraph-properties fo:margin-top="0in" fo:margin-bottom="0in" loext:contextual-spacing="false"/>
      <style:text-properties officeooo:paragraph-rsid="0035d455"/>
    </style:style>
    <style:style style:name="P26" style:family="paragraph" style:parent-style-name="First_20_paragraph" style:list-style-name="L4">
      <style:paragraph-properties fo:margin-top="0in" fo:margin-bottom="0in" loext:contextual-spacing="false"/>
      <style:text-properties officeooo:paragraph-rsid="0035d455"/>
    </style:style>
    <style:style style:name="T1" style:family="text">
      <style:text-properties officeooo:rsid="001bc3b4"/>
    </style:style>
    <style:style style:name="T2" style:family="text">
      <style:text-properties officeooo:rsid="0020277b"/>
    </style:style>
    <style:style style:name="T3" style:family="text">
      <style:text-properties officeooo:rsid="002431ac"/>
    </style:style>
    <style:style style:name="T4" style:family="text">
      <style:text-properties officeooo:rsid="002987d0"/>
    </style:style>
    <style:style style:name="T5" style:family="text">
      <style:text-properties officeooo:rsid="002f4caf"/>
    </style:style>
    <style:style style:name="T6" style:family="text">
      <style:text-properties officeooo:rsid="001e3d42"/>
    </style:style>
    <style:style style:name="T7" style:family="text">
      <style:text-properties officeooo:rsid="0030b465"/>
    </style:style>
    <style:style style:name="T8" style:family="text">
      <style:text-properties officeooo:rsid="00315c91"/>
    </style:style>
    <style:style style:name="T9" style:family="text">
      <style:text-properties officeooo:rsid="0035573d"/>
    </style:style>
    <style:style style:name="T10" style:family="text">
      <style:text-properties officeooo:rsid="0025642b"/>
    </style:style>
    <style:style style:name="T11" style:family="text">
      <style:text-properties officeooo:rsid="0035d455"/>
    </style:style>
    <style:style style:name="T12" style:family="text">
      <style:text-properties officeooo:rsid="0036a33c"/>
    </style:style>
    <style:style style:name="T13" style:family="text">
      <style:text-properties officeooo:rsid="0036c2ef"/>
    </style:style>
    <style:style style:name="T14" style:family="text">
      <style:text-properties officeooo:rsid="0037c8e3"/>
    </style:style>
    <style:style style:name="T15" style:family="text">
      <style:text-properties officeooo:rsid="00397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act</text:h>
      <text:list xml:id="list4469477129214343609" text:style-name="L1">
        <text:list-item>
          <text:p text:style-name="P24"><text:span text:style-name="T6">http://www.mikeraynham.co.uk | </text:span>enquiries@mikeraynham.co.uk <text:span text:style-name="T5">| </text:span>+44 7813 307561</text:p>
        </text:list-item>
        <text:list-item>
          <text:p text:style-name="P4">57 Ecton Avenue, Macclesfield, SK10 1RD</text:p>
        </text:list-item>
      </text:list>
      <text:h text:style-name="Heading_20_1" text:outline-level="1">Summary</text:h>
      <text:list xml:id="list5563172988934637083" text:style-name="L2">
        <text:list-item>
          <text:p text:style-name="P6">Diverse experience over 2<text:span text:style-name="T5">4</text:span> years, <text:span text:style-name="T4">with the last 5</text:span> years<text:span text:style-name="T4"> as technical lead for a high capacity website:</text:span> <text:span text:style-name="T4">programming</text:span> Perl, supporting Linux, Apache <text:span text:style-name="T4">HTTP Server</text:span>, nginx, <text:span text:style-name="T4">HAProxy,</text:span> MySQL, <text:span text:style-name="T5">memcached and Gearman</text:span>.</text:p>
        </text:list-item>
      </text:list>
      <text:h text:style-name="P19" text:outline-level="1">E<text:span text:style-name="T15">mployment</text:span></text:h>
      <text:h text:style-name="Heading_20_2" text:outline-level="2">SpareRoom.co.uk</text:h>
      <text:h text:style-name="Heading_20_3" text:outline-level="3">August 2011 to present <text:span text:style-name="T1">(Technical Lead)</text:span></text:h>
      <text:p text:style-name="P5">SpareRoom.co.uk is one of the busiest flatsharing websites in the UK.</text:p>
      <text:list xml:id="list5776630908166930449" text:style-name="L3">
        <text:list-item>
          <text:p text:style-name="P9">Introduced Perl coding standards, code reviews, unit testing, and procedures for testing and refactoring legacy code.</text:p>
        </text:list-item>
        <text:list-item>
          <text:p text:style-name="P7"><text:span text:style-name="T10">Created standardised development and testing environments using VirtualBox.</text:span></text:p>
        </text:list-item>
        <text:list-item>
          <text:p text:style-name="P8">Migrated version control system from Subversion to Git.</text:p>
        </text:list-item>
        <text:list-item>
          <text:p text:style-name="P8"><text:span text:style-name="T12">Moved </text:span>advert photo storage <text:span text:style-name="T4">from a physical server to Amazon S3 with an ELB and EC2 front-end.</text:span></text:p>
        </text:list-item>
        <text:list-item>
          <text:p text:style-name="P8"><text:span text:style-name="T10">Improved site performance and scalability by implementing memcached and Gearman.</text:span></text:p>
        </text:list-item>
        <text:list-item>
          <text:p text:style-name="P8"><text:span text:style-name="T12">Moved core systems to a new data centre, with servers provisioned by Cobbler, Kickstart and Puppet.</text:span></text:p>
        </text:list-item>
        <text:list-item>
          <text:p text:style-name="P9"><text:span text:style-name="T13">Migrated core database from </text:span>MySQL 4.1.22 to Percona Server 5.6.</text:p>
        </text:list-item>
        <text:list-item>
          <text:p text:style-name="P9"><text:span text:style-name="T13">Upgraded Perl from 5.8.8 to 5.20.3.</text:span></text:p>
        </text:list-item>
        <text:list-item>
          <text:p text:style-name="P18">Used HAProxy for front-end and database load balancing.</text:p>
        </text:list-item>
        <text:list-item>
          <text:p text:style-name="P10">Us<text:span text:style-name="T12">ed</text:span> Perl with Rex and Pinto to create a fully automated release process.</text:p>
        </text:list-item>
        <text:list-item>
          <text:p text:style-name="P11">Led a project to move the website’s core search feature from MySQL to Sphinx Search.</text:p>
        </text:list-item>
        <text:list-item>
          <text:p text:style-name="P10">Improved recruitment procedures and introduced technical tests.</text:p>
        </text:list-item>
      </text:list>
      <text:h text:style-name="Heading_20_2" text:outline-level="2">Self <text:span text:style-name="T15">E</text:span>mployment</text:h>
      <text:h text:style-name="Heading_20_3" text:outline-level="3">August 2005 to August 2011</text:h>
      <text:list xml:id="list2755803188755550178" text:style-name="L4">
        <text:list-item>
          <text:p text:style-name="P26">Web development and IT support for small businesses.</text:p>
        </text:list-item>
        <text:list-item>
          <text:p text:style-name="P12">Created database driven websites with custom content management systems.</text:p>
        </text:list-item>
        <text:list-item>
          <text:p text:style-name="P12"><text:span text:style-name="T9">Sites built with </text:span>Linux, Apache, <text:span text:style-name="T9">nginx, </text:span>MySQL, PHP <text:span text:style-name="T9">and </text:span>Perl <text:span text:style-name="T11">(with the </text:span>Catalyst MVC framework and DBIx::Class<text:span text:style-name="T11">)</text:span>.</text:p>
        </text:list-item>
      </text:list>
      <text:list xml:id="list6100688152908612088" text:style-name="L5">
        <text:list-item>
          <text:p text:style-name="P13">The development of installation procedures for a Microsoft Silverlight IIS complaints system that had been designed for local councils by a software development company in Wilmslow.</text:p>
        </text:list-item>
        <text:list-item>
          <text:p text:style-name="P13">The development of an application for Reed Professional Services to extract information from their accounting system, create PDF remittance advice notes, and email these directly to contractors. <text:s/>It was written in MS Visual Basic Express, and used a<text:span text:style-name="T2">n</text:span> SQLite database.</text:p>
        </text:list-item>
      </text:list>
      <text:h text:style-name="Heading_20_2" text:outline-level="2"><text:soft-page-break/>Cheshire Building Society</text:h>
      <text:h text:style-name="Heading_20_3" text:outline-level="3">July 2001 to April 2003 (Technical Support Programmer)</text:h>
      <text:h text:style-name="Heading_20_3" text:outline-level="3">April 2003 to August 2005 (Infrastructure &amp; Security Analyst)</text:h>
      <text:list xml:id="list6314989471319907611" text:style-name="L6">
        <text:list-item>
          <text:p text:style-name="P25"><text:span text:style-name="T11">P</text:span>art of a small third level support team responsible for the all the back end IT systems.</text:p>
        </text:list-item>
        <text:list-item>
          <text:p text:style-name="P14">Testing and maintaining the disaster recovery plan.</text:p>
        </text:list-item>
        <text:list-item>
          <text:p text:style-name="P14">Design, installation and support for all intrusion detection, firewall and other security systems.</text:p>
        </text:list-item>
        <text:list-item>
          <text:p text:style-name="P14">Call-out support for all critical systems.</text:p>
        </text:list-item>
        <text:list-item>
          <text:p text:style-name="P14">Providing training and support to the first and second level support team<text:span text:style-name="T11">s, and the </text:span>Core Systems Development team.</text:p>
        </text:list-item>
      </text:list>
      <text:p text:style-name="First_20_paragraph">Projects and responsibilities included:</text:p>
      <text:list xml:id="list112979397054457523" text:style-name="L7">
        <text:list-item>
          <text:p text:style-name="P15">Design, implementation and support of the company's anti-virus software and procedures.</text:p>
        </text:list-item>
        <text:list-item>
          <text:p text:style-name="P15">Design, development and maintenance of a bespoke VB 6.0 application to install security patches and application updates, configure software, <text:span text:style-name="T11">and provide</text:span> system information logs for all the company’s PCs.</text:p>
        </text:list-item>
        <text:list-item>
          <text:p text:style-name="P15">The migration from Novell GroupWise 5.0 to Microsoft Exchange 2000 and Outlook 2002.</text:p>
        </text:list-item>
        <text:list-item>
          <text:p text:style-name="P15">The development of a bespoke application to automatically create and configure Exchange/Outlook profiles for users.</text:p>
        </text:list-item>
        <text:list-item>
          <text:p text:style-name="P15">The design and installation of a Microsoft Active Directory environment.</text:p>
        </text:list-item>
        <text:list-item>
          <text:p text:style-name="P15">The installation, configuration and roll-out of the RIM Blackberry messaging system.</text:p>
        </text:list-item>
      </text:list>
      <text:h text:style-name="Heading_20_2" text:outline-level="2">Building Design Partnership</text:h>
      <text:h text:style-name="P23" text:outline-level="3">July 1996 to July 2001<text:span text:style-name="T14"> (Third-Level Technical Support)</text:span></text:h>
      <text:list xml:id="list3442244473524980061" text:style-name="L8">
        <text:list-item>
          <text:p text:style-name="P16"><text:span text:style-name="T14">T</text:span>echnical support <text:span text:style-name="T14">for</text:span> first and second level IT support teams.</text:p>
        </text:list-item>
        <text:list-item>
          <text:p text:style-name="P16">Advised on PC hardware selection and standard configuration issues.</text:p>
        </text:list-item>
        <text:list-item>
          <text:p text:style-name="P16">Support and coordination of BDP's anti-virus software and security systems.</text:p>
        </text:list-item>
        <text:list-item>
          <text:p text:style-name="P16">Day to day supervision and training of the Installations Technician.</text:p>
        </text:list-item>
        <text:list-item>
          <text:p text:style-name="P16">Designed validation procedures used for all specialised technical software within the practice.</text:p>
        </text:list-item>
      </text:list>
      <text:p text:style-name="First_20_paragraph">Projects and responsibilities included:</text:p>
      <text:list xml:id="list5776422032588830407" text:style-name="L9">
        <text:list-item>
          <text:p text:style-name="P17">The roll-out of Windows NT 4.0 and Windows NT 4.0 Server to all BDP offices.</text:p>
        </text:list-item>
        <text:list-item>
          <text:p text:style-name="P17">The development of a customised Microsoft Internet Explorer for the BDP Intranet.</text:p>
        </text:list-item>
        <text:list-item>
          <text:p text:style-name="P17">Testing and certification of all BDP's software for Year 2000 compliance.</text:p>
        </text:list-item>
        <text:list-item>
          <text:p text:style-name="P17">Development of Windows NT Mandatory Profiles, System Policies and logon scripts.</text:p>
        </text:list-item>
        <text:list-item>
          <text:p text:style-name="P17">Development of various bespoke utility applications using Visual Basic and Visual C++.</text:p>
        </text:list-item>
      </text:list>
      <text:h text:style-name="P20" text:outline-level="2">Expert Systems Design</text:h>
      <text:h text:style-name="P22" text:outline-level="3">July 1995 <text:span text:style-name="T8">to</text:span> J<text:span text:style-name="T7">uly</text:span> 1996<text:span text:style-name="T14"> (Developer &amp; On-Site Support)</text:span></text:h>
      <text:h text:style-name="P20" text:outline-level="2">Atkins Odlin &amp; Partners</text:h>
      <text:h text:style-name="P21" text:outline-level="3">April 1992 to July 1995 (Computer Administrator &amp; AutoCAD Technician)</text:h>
      <text:h text:style-name="Heading_20_1" text:outline-level="1">Buzzwords</text:h>
      <text:p text:style-name="P3">Perl, MySQL, Apache, nginx, Linux, Git, Vim, HTML, CSS, VirtualBox, <text:span text:style-name="T12">AWS, </text:span>S3, EC2, Shell Scripting, Sphinx Search, MongoDB, PHP, Windows<text:span text:style-name="T3">, Puppet, Cobbler, Kickstart, memcached, Gearman, Varn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erriweather" svg:font-family="Merriweather" style:font-adornments="Regular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 fo:line-height="120%"/>
      <style:text-properties fo:color="#4c4c4c" style:font-name="Merriweather" fo:font-family="Merriweather" style:font-style-name="Regular" style:font-pitch="variable" fo:font-size="8pt" fo:language="en" fo:country="GB"/>
    </style:style>
    <style:style style:name="Heading" style:family="paragraph" style:parent-style-name="Standard" style:next-style-name="Text_20_body" style:class="text" style:master-page-name="">
      <style:paragraph-properties fo:margin-top="0.0783in" fo:margin-bottom="0in" loext:contextual-spacing="false" style:page-number="auto" style:shadow="none" fo:keep-with-next="always"/>
      <style:text-properties fo:text-transform="uppercase" style:use-window-font-color="true" style:font-name="Droid Sans" fo:font-family="'Droid Sans'" style:font-style-name="Regular" style:font-family-generic="swiss" style:font-pitch="variable" fo:font-size="10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normal" fo:text-transform="none" fo:font-size="199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variant="normal" fo:text-transform="none" fo:font-size="141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variant="normal" fo:text-transform="non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Header" style:family="paragraph" style:parent-style-name="Standard" style:class="extra">
      <style:paragraph-properties fo:text-align="center" style:justify-single-word="false" fo:padding="0.1965in" fo:border-left="none" fo:border-right="none" fo:border-top="none" fo:border-bottom="0.06pt solid #999999" style:shadow="none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text-transform="uppercase" style:use-window-font-color="true" style:font-name="Droid Sans" fo:font-family="'Droid Sans'" style:font-style-name="Regular" style:font-family-generic="swiss" style:font-pitch="variable" fo:font-size="141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290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shadow="none" fo:background-color="transparent" style:dynamic-spacing="false" draw:fill="none" draw:fill-color="#99ccff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Mike Raynham</text:p>
      </style:header>
      <style:footer>
        <text:p text:style-name="MP2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ke Raynham Curriculum Vitae</dc:title>
    <dc:date>2016-09-04T12:13:24.907256000</dc:date>
    <dc:creator>Mike Raynham</dc:creator>
    <meta:editing-duration>PT2H28M19S</meta:editing-duration>
    <meta:editing-cycles>32</meta:editing-cycles>
    <meta:generator>LibreOffice/5.1.4.2$MacOSX_X86_64 LibreOffice_project/f99d75f39f1c57ebdd7ffc5f42867c12031db97a</meta:generator>
    <meta:document-statistic meta:table-count="0" meta:image-count="0" meta:object-count="0" meta:page-count="2" meta:paragraph-count="64" meta:word-count="704" meta:character-count="4602" meta:non-whitespace-character-count="4001"/>
  </office:meta>
</office:document-meta>
</file>